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4e3" officeooo:paragraph-rsid="001af4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kingttx/capstone" text:style-name="Internet_20_link" text:visited-style-name="Visited_20_Internet_20_Link">https://github.com/kingttx/capstone</text:a></text:p>
      <text:p text:style-name="Standard"/>
      <text:p text:style-name="P1">Jenkins: 172.16.176.86</text:p>
      <text:p text:style-name="P1">Docker host (production): </text:p>
      <text:p text:style-name="P1"/>
      <text:p text:style-name="Standard"/>
      <text:p text:style-name="Standard"><text:s text:c="3"/>65 <text:s/>java -version</text:p>
      <text:p text:style-name="Standard"><text:s text:c="3"/>66 <text:s/>apt install default-jre</text:p>
      <text:p text:style-name="Standard"><text:s text:c="3"/>67 <text:s/>java -version</text:p>
      <text:p text:style-name="Standard"><text:s text:c="3"/>68 <text:s/>wget -q -O - https://pkg.jenkins.io/debian-stable/jenkins.io.key | sudo apt-key add -</text:p>
      <text:p text:style-name="Standard"><text:s text:c="3"/>69 <text:s/>sudo sh -c 'echo deb http://pkg.jenkins.io/debian-stable binary/ &gt; /etc/apt/sources.list.d/jenkins.list'</text:p>
      <text:p text:style-name="Standard"><text:s text:c="3"/>70 <text:s/>apt update</text:p>
      <text:p text:style-name="Standard"><text:s text:c="3"/>71 <text:s/>apt install jenkins</text:p>
      <text:p text:style-name="Standard"><text:s text:c="3"/>72 <text:s/>systemctl status jenkins</text:p>
      <text:p text:style-name="Standard"><text:s text:c="3"/>73 <text:s/>ip a</text:p>
      <text:p text:style-name="Standard"><text:s text:c="3"/>75 <text:s/>cat /var/lib/jenkins/secrets/initialAdminPassword</text:p>
      <text:p text:style-name="Standard"/>
      <text:p text:style-name="Standard"/>
      <text:p text:style-name="Standard">tomking@tomslaptop:~/Documents/Capstone$ git remote add capstone https://github.com/kingttx/capstone.git</text:p>
      <text:p text:style-name="Standard">tomking@tomslaptop:~/Documents/Capstone$ vim main.go</text:p>
      <text:p text:style-name="Standard">tomking@tomslaptop:~/Documents/Capstone$ vim main_test.go</text:p>
      <text:p text:style-name="Standard">tomking@tomslaptop:~/Documents/Capstone$ echo "" &gt; Jenkinsfile</text:p>
      <text:p text:style-name="Standard">tomking@tomslaptop:~/Documents/Capstone$ echo "" &gt; Dockerfile</text:p>
      <text:p text:style-name="Standard">tomking@tomslaptop:~/Documents/Capstone$ git add .</text:p>
      <text:p text:style-name="Standard">tomking@tomslaptop:~/Documents/Capstone$ git commit -m "Initial capstone project commit"</text:p>
      <text:p text:style-name="Standard">[master (root-commit) 9307c70] Initial capstone project commit</text:p>
      <text:p text:style-name="Standard"><text:s/>4 files changed, 46 insertions(+)</text:p>
      <text:p text:style-name="Standard"><text:s/>create mode 100644 Dockerfile</text:p>
      <text:p text:style-name="Standard"><text:s/>create mode 100644 Jenkinsfile</text:p>
      <text:p text:style-name="Standard"><text:s/>create mode 100644 main.go</text:p>
      <text:p text:style-name="Standard"><text:s/>create mode 100644 main_test.go</text:p>
      <text:p text:style-name="Standard">tomking@tomslaptop:~/Documents/Capstone$ git push -u capstone main</text:p>
      <text:p text:style-name="Standard">error: src refspec main does not match any</text:p>
      <text:p text:style-name="Standard">error: failed to push some refs to 'https://github.com/kingttx/capstone.git'</text:p>
      <text:p text:style-name="Standard">tomking@tomslaptop:~/Documents/Capstone$ git status</text:p>
      <text:p text:style-name="Standard">On branch master</text:p>
      <text:p text:style-name="Standard">nothing to commit, working tree clean</text:p>
      <text:p text:style-name="Standard">tomking@tomslaptop:~/Documents/Capstone$ git push -u capstone master</text:p>
      <text:p text:style-name="Standard">Username for 'https://github.com/kingttx/capstone.git': kingttx</text:p>
      <text:p text:style-name="Standard">Password for 'https://kingttx@github.com/kingttx/capstone.git': </text:p>
      <text:p text:style-name="Standard">Enumerating objects: 5, done.</text:p>
      <text:p text:style-name="Standard">Counting objects: 100% (5/5), done.</text:p>
      <text:p text:style-name="Standard">Delta compression using up to 8 threads</text:p>
      <text:p text:style-name="Standard">Compressing objects: 100% (4/4), done.</text:p>
      <text:p text:style-name="Standard">Writing objects: 100% (5/5), 653 bytes | 653.00 KiB/s, done.</text:p>
      <text:p text:style-name="Standard">Total 5 (delta 0), reused 0 (delta 0)</text:p>
      <text:p text:style-name="Standard">To https://github.com/kingttx/capstone.git</text:p>
      <text:p text:style-name="Standard"><text:soft-page-break/><text:s/>* [new branch] <text:s text:c="5"/>master -&gt; master</text:p>
      <text:p text:style-name="Standard">Branch 'master' set up to track remote branch 'master' from 'capstone'.</text:p>
      <text:p text:style-name="Standard">tomking@tomslaptop:~/Documents/Capstone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5:41:44.340886065</meta:creation-date>
    <meta:generator>LibreOffice/6.4.7.2$Linux_X86_64 LibreOffice_project/40$Build-2</meta:generator>
    <dc:date>2021-07-20T15:57:13.092772129</dc:date>
    <meta:editing-duration>PT4M57S</meta:editing-duration>
    <meta:editing-cycles>2</meta:editing-cycles>
    <meta:document-statistic meta:table-count="0" meta:image-count="0" meta:object-count="0" meta:page-count="2" meta:paragraph-count="45" meta:word-count="222" meta:character-count="2099" meta:non-whitespace-character-count="1868"/>
  </office:meta>
</office:document-meta>
</file>